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1b181b" fo:padding="0.0694in" fo:border="none">
        <style:background-image/>
      </style:table-cell-properties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1b181b" fo:padding="0.0694in" fo:border="none">
        <style:background-image/>
      </style:table-cell-properties>
    </style:style>
    <style:style style:name="Table3" style:family="table">
      <style:table-properties style:width="6.5in" fo:margin-left="0in" fo:margin-top="0in" fo:margin-bottom="0in" table:align="left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1b181b" fo:padding="0.0694in" fo:border="none">
        <style:background-image/>
      </style:table-cell-properties>
    </style:style>
    <style:style style:name="P1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9">
      <style:paragraph-properties fo:margin-left="1in" fo:margin-right="0in" fo:text-indent="-0.25in" style:auto-text-indent="false"/>
    </style:style>
    <style:style style:name="P10" style:family="paragraph" style:parent-style-name="Standard" style:list-style-name="WWNum5">
      <style:paragraph-properties fo:margin-left="1in" fo:margin-right="0in" fo:text-indent="-0.25in" style:auto-text-indent="false"/>
    </style:style>
    <style:style style:name="P11" style:family="paragraph" style:parent-style-name="Standard" style:list-style-name="WWNum6">
      <style:paragraph-properties fo:margin-left="1in" fo:margin-right="0in" fo:text-indent="-0.25in" style:auto-text-indent="false"/>
    </style:style>
    <style:style style:name="P12" style:family="paragraph" style:parent-style-name="Standard" style:list-style-name="WWNum10">
      <style:paragraph-properties fo:margin-left="1in" fo:margin-right="0in" fo:text-indent="-0.25in" style:auto-text-indent="false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.5in" fo:margin-right="0in" fo:text-indent="0in" style:auto-text-indent="false"/>
    </style:style>
    <style:style style:name="P15" style:family="paragraph" style:parent-style-name="Standard">
      <style:paragraph-properties fo:margin-left="0.5in" fo:margin-right="0in" fo:text-indent="0.5in" style:auto-text-indent="false"/>
    </style:style>
    <style:style style:name="P16" style:family="paragraph" style:parent-style-name="Standard">
      <style:paragraph-properties fo:margin-left="0.5in" fo:margin-right="0in" fo:text-indent="0.5in" style:auto-text-indent="false"/>
      <style:text-properties style:font-name="Consolas" style:font-name-asian="Consolas1" style:font-name-complex="Consolas1"/>
    </style:style>
    <style:style style:name="P17" style:family="paragraph" style:parent-style-name="Subtitle">
      <style:paragraph-properties fo:text-align="center" style:justify-single-word="false"/>
    </style:style>
    <style:style style:name="P18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fo:font-style="italic" style:font-style-asian="italic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/>
    </style:style>
    <style:style style:name="T4" style:family="text">
      <style:text-properties fo:color="#ab9bab" style:font-name="Consolas" fo:background-color="#1b181b" loext:char-shading-value="0" style:font-name-asian="Consolas1" style:font-name-complex="Consolas1"/>
    </style:style>
    <style:style style:name="T5" style:family="text">
      <style:text-properties fo:color="#918b3b" style:font-name="Consolas" fo:background-color="#1b181b" loext:char-shading-value="0" style:font-name-asian="Consolas1" style:font-name-complex="Consolas1"/>
    </style:style>
    <style:style style:name="T6" style:family="text">
      <style:text-properties fo:background-color="#b6d7a8" loext:char-shading-value="0"/>
    </style:style>
    <style:style style:name="T7" style:family="text">
      <style:text-properties fo:background-color="#d9ead3" loext:char-shading-value="0"/>
    </style:style>
    <style:style style:name="T8" style:family="text">
      <style:text-properties fo:background-color="#ffffff"/>
    </style:style>
    <style:style style:name="T9" style:family="text">
      <style:text-properties style:font-name="Consolas" style:font-name-asian="Consolas1" style:font-name-complex="Consola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kqjp3t4ravqk"/>Visado 1</text:p>
      <text:p text:style-name="P17"><text:bookmark text:name="_2p8m42zb12us"/>Objetos en Javascript (ES6)</text:p>
      <text:p text:style-name="Standard"/>
      <text:p text:style-name="Standard">Modele (diseñe e implemente) una aplicación similar a Spotify, que llamaremos UNQfy</text:p>
      <text:p text:style-name="Standard"/>
      <text:p text:style-name="Standard">En UNQfy existe una gran cantidad de temas musicales (<text:span text:style-name="T1">tracks) </text:span><text:s/>los cuales siempre pertenecen a un álbum. Un álbum tiene un sólo artista como autor pero un artista puede ser autor de múltiples albumes. Cada track tiene asociado uno o más géneros, que son strings. También existen playlists, que son conjuntos de tracks que pueden pertenecer a diferentes álbumes.</text:p>
      <text:p text:style-name="Standard"/>
      <text:p text:style-name="Standard">En UNQfy, además de las típicas operaciones de alta, baja y modificación de todos estos elementos (tracks, albums, artistas), es posible:</text:p>
      <text:list xml:id="list3078166935" text:style-name="WWNum7">
        <text:list-item>
          <text:p text:style-name="P1">realizar búsquedas de temas. </text:p>
        </text:list-item>
        <text:list-item>
          <text:p text:style-name="P1">Debe ser posible recuperar todas las canciones que fueron interpretadas por un determinado artista, y</text:p>
        </text:list-item>
        <text:list-item>
          <text:p text:style-name="P1">todas las canciones que se correspondan con un determinado género.</text:p>
        </text:list-item>
      </text:list>
      <text:p text:style-name="Standard">También se desea la opción de autogenerar <text:s/>una Playlist en base a una lista de géneros, es decir, rellenar una playlist con canciones de determinados géneros y con una duración máxima.</text:p>
      <text:p text:style-name="Standard"/>
      <text:p text:style-name="Standard">Para operar UNQfy vamos a usar, en principio, la línea de comando. Más abajo se explican los detalles pero a grandes rasgos la idea es tener una serie de comandos que permitan alterar e inspeccionar el modelo de objetos de UNQfy.</text:p>
      <text:p text:style-name="Standard"/>
      <text:p text:style-name="Standard">Nota 1: Todas las entidades, albumes, tracks y artistas deben tener una propiedad ID, la cual no puede repetirse.</text:p>
      <text:p text:style-name="Standard"/>
      <text:p text:style-name="Standard">Nota 2: Al eliminar un artista, track o album, se deberá chequear que los tracks involucrados que pertenezcan <text:s/>a una playlist sean borrados de la playlist también.</text:p>
      <text:p text:style-name="Heading_20_2"><text:bookmark text:name="_38qw5gi9f0h0"/>TAREAS (realice las tareas en el orden indicado)</text:p>
      <text:p text:style-name="Standard"/>
      <text:list xml:id="list2622687623" text:style-name="WWNum9">
        <text:list-item>
          <text:p text:style-name="P2">Realice el diseño y documente mediante un diagrama de clases UML. Recomendación: usar UMLet</text:p>
        </text:list-item>
        <text:list-item>
          <text:p text:style-name="P2"><text:span text:style-name="T3">Valide el diseño con los docentes de la materia</text:span>.</text:p>
        </text:list-item>
        <text:list-item>
          <text:p text:style-name="P2">Implemente utilizando clases con la sintaxis ECMA Script 6.</text:p>
        </text:list-item>
        <text:list-item>
          <text:p text:style-name="P2">Utilice los test cases provistos para validar parte de su implementación.</text:p>
        </text:list-item>
        <text:list-item>
          <text:p text:style-name="P2">Utilizando la consola se desea invocar comandos para interactuar con UNQfy. Implemente un programa que acepte como parámetros:</text:p>
          <text:list>
            <text:list-item>
              <text:p text:style-name="P9"><text:soft-page-break/>El nombre de un comando a ejecutarse y</text:p>
            </text:list-item>
            <text:list-item>
              <text:p text:style-name="P9">Los argumentos necesarios para llevar a <text:s/>cabo ese comando.<text:line-break/></text:p>
            </text:list-item>
          </text:list>
        </text:list-item>
      </text:list>
      <text:p text:style-name="Standard"><text:tab/>Por ejemplo el comando que permite dar de alta a un artista se ejecutaría de la siguiente forma.</text:p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><text:span text:style-name="T4"><text:s/>node <text:s/>main.js <text:s text:c="2"/>addArtist <text:s/>name </text:span><text:span text:style-name="T5">"Peter Tosh"</text:span></text:p>
          </table:table-cell>
        </table:table-row>
      </table:table>
      <text:p text:style-name="Standard"><text:tab/></text:p>
      <text:p text:style-name="Standard">Donde: </text:p>
      <text:p text:style-name="Standard"/>
      <text:list xml:id="list3414233468" text:style-name="WWNum1">
        <text:list-item>
          <text:p text:style-name="P3"><text:span text:style-name="T1">addArtist</text:span> <text:s/>es el comando <text:s/></text:p>
        </text:list-item>
        <text:list-item>
          <text:p text:style-name="P3"><text:span text:style-name="T1">name</text:span> es el nombre de un parámetro</text:p>
        </text:list-item>
        <text:list-item>
          <text:p text:style-name="P3"><text:span text:style-name="T1">“Peter Tosh”</text:span> es el valor del parametro name</text:p>
        </text:list-item>
      </text:list>
      <text:p text:style-name="Standard"/>
      <text:p text:style-name="Standard">Un ejemplo más complejo es la creación de un tema, donde hay que enviar más parámetros.</text:p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3"><text:span text:style-name="T4">node main.js <text:s/>addTrack <text:s/>title </text:span><text:span text:style-name="T5">"Legalize it"</text:span><text:span text:style-name="T4"> album </text:span><text:span text:style-name="T5">"Greatest Hits"</text:span><text:span text:style-name="T4"> duration </text:span><text:span text:style-name="T5">500</text:span></text:p>
          </table:table-cell>
        </table:table-row>
      </table:table>
      <text:p text:style-name="Standard"/>
      <text:p text:style-name="Standard">Estos son solo ejemplos ud. puede decidir omitir los nombres de los parámetros en cuyo caso la línea de comando tendría la forma:</text:p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3"><text:span text:style-name="T4">node main.js <text:s/>addTrack <text:s/></text:span><text:span text:style-name="T5">"Legalize it"</text:span><text:span text:style-name="T4"> </text:span><text:span text:style-name="T5">"Greatest Hits"</text:span><text:span text:style-name="T4"> </text:span><text:span text:style-name="T5">500</text:span><text:span text:style-name="T4"><text:line-break/></text:span></text:p>
          </table:table-cell>
        </table:table-row>
      </table:table>
      <text:p text:style-name="Standard"/>
      <text:p text:style-name="P14">Los comandos que deberá implementar deben permitir invocar la siguiente funcionalidad en UNQfy (<text:span text:style-name="T6">las tareas con fondo verde son un plus para llegar a la nota 10 en el visado, pero no son obligatorias</text:span>):</text:p>
      <text:list xml:id="list2462177267" text:style-name="WWNum5">
        <text:list-item>
          <text:p text:style-name="P10">Ingresar tracks, álbumes y artistas. Tenga en cuenta que para dar de alta un álbum el artista debe existir, y para agregar un track el álbum al que pertenece debe existir. <text:s/>Si no existen debe reportar en la consola que no se pudo completar la operación, indicando claramente el error.</text:p>
        </text:list-item>
        <text:list-item>
          <text:p text:style-name="P10">Eliminar Tracks, albumes, artistas y playlists. Tenga en cuenta que cuando elimine un artista, album o track, deberá eliminar los tracks de las playlists que los usen. Esto quiere decir que el modelo de objetos debe mantener su consistencia.</text:p>
        </text:list-item>
        <text:list-item>
          <text:p text:style-name="P10">Buscar <text:s/>(e imprimir en pantalla) <text:s text:c="2"/>tracks, álbumes o artistas por matching parcial del string recibido como parámetro contra el nombre de los objetos.</text:p>
        </text:list-item>
        <text:list-item>
          <text:p text:style-name="P10">Buscar (e imprimir en pantalla) todos los tracks de un determinado artista.</text:p>
        </text:list-item>
        <text:list-item>
          <text:p text:style-name="P10">Buscar <text:s/>(e imprimir en pantalla) <text:s/>todos los tracks que poseen un género particular.</text:p>
        </text:list-item>
        <text:list-item>
          <text:p text:style-name="P10"><text:soft-page-break/>Crear una Playlist <text:s/>(con un nombre determinado) de una determinada duración máxima, para un género determinado, <text:s/>y pedir que UNQfy la rellene automáticamente.</text:p>
        </text:list-item>
        <text:list-item>
          <text:p text:style-name="P10">Listar en pantalla el contenido de una Playlist, Artist, Album, Track</text:p>
        </text:list-item>
        <text:list-item>
          <text:p text:style-name="P10"><text:span text:style-name="T7">Modelar a los usuarios de UNQfy. Un usuario por ahora lo único que sabe hacer es escuchar un tema. Es posible preguntarle a un usuario qué temas ha escuchado y retorna una lista sin repeticiones de los temas. Tambíen se le <text:s/>puede consultar cuántas veces escuchó un tema, retornará un entero.</text:span></text:p>
        </text:list-item>
        <text:list-item>
          <text:p text:style-name="P10"><text:span text:style-name="T7">"Escuchar un tema". Esto significa que cada vez que un track es escuchado por un usuario, se mantiene un registro de dicha “escucha”.</text:span></text:p>
        </text:list-item>
        <text:list-item>
          <text:p text:style-name="P10"><text:span text:style-name="T7">Armar automáticamente <text:s/>e imprimir en pantalla la lista "This is ..." . Esta lista contiene los 3 temas más escuchados de un artista dado. Tenga en cuenta que esta lista siempre es calculada "on the fly".</text:span></text:p>
        </text:list-item>
        <text:list-item>
          <text:p text:style-name="P10"><text:span text:style-name="T8">Utilizando su implementación de Unqfy:</text:span></text:p>
        </text:list-item>
      </text:list>
      <text:list xml:id="list1676343195" text:style-name="WWNum6">
        <text:list-item>
          <text:list>
            <text:list-item>
              <text:p text:style-name="P11">Lanzar una excepción con un mensaje apropiado cuando se intente agregarse un artista cuando ya existe uno con el mismo nombre.</text:p>
            </text:list-item>
            <text:list-item>
              <text:p text:style-name="P11">Lanzar una excepción con un mensaje apropiado cuando se intente agregar un track que ya existe en un album.</text:p>
            </text:list-item>
            <text:list-item>
              <text:p text:style-name="P11">Maneje ambas excepciones</text:p>
            </text:list-item>
          </text:list>
        </text:list-item>
      </text:list>
      <text:p text:style-name="P14"/>
      <text:p text:style-name="Standard"/>
      <text:p text:style-name="Heading_20_3"><text:bookmark text:name="_2wn3sg81hkpp"/>Notas:</text:p>
      <text:list xml:id="list2440701433" text:style-name="WWNum10">
        <text:list-item>
          <text:p text:style-name="P4">Considere la existencia de UNQfy como un objeto, deberá aplicar el patrón Facade para simplificar las operaciones y pasar los tests cases.</text:p>
        </text:list-item>
        <text:list-item>
          <text:p text:style-name="P4">Tenga en cuenta que, para poder “mantener” el estado entre las diferentes ejecuciones de UNQfy, su programa debe seguir la siguiente lógica en la ejecución de cada comando:</text:p>
          <text:list>
            <text:list-item>
              <text:p text:style-name="P12">Cargar de disco el estado de UNQfy, utilizando la función <text:span text:style-name="T9">getUNQfy</text:span> provista por la cátedra. </text:p>
            </text:list-item>
            <text:list-item>
              <text:p text:style-name="P12">Ejecutar el comando pasado por parámetro en la línea de comandos.</text:p>
            </text:list-item>
            <text:list-item>
              <text:p text:style-name="P12">Guardar el nuevo estado del programa, utilizando la función <text:span text:style-name="T9">saveUNQfy </text:span>provista por la cátedra.</text:p>
            </text:list-item>
          </text:list>
        </text:list-item>
        <text:list-item>
          <text:p text:style-name="P4">En la descripción de los diferentes comandos a implementar se ha omitido intencionalmente algunos detalles, como por ejemplo los parámetros para las búsquedas o el formato de la impresión en pantalla. Ud. debe aplicar sentido común maximizando siempre la legibilidad del código y la usabilidad de UNQfy.</text:p>
        </text:list-item>
      </text:list>
      <text:p text:style-name="Standard"/>
      <text:p text:style-name="Standard"/>
      <text:p text:style-name="Standard"/>
      <text:p text:style-name="Heading_20_2"><text:bookmark text:name="_iniubmgx529j"/>Requerimientos de la entrega:</text:p>
      <text:p text:style-name="Standard"/>
      <text:list xml:id="list1540467524" text:style-name="WWNum2">
        <text:list-item>
          <text:p text:style-name="P5">El programa debe tener al menos un módulo node JS que implemente la lógica de UNQfy. Por ejemplo, si su módulo se llama <text:span text:style-name="T9">unqfy </text:span>será importado así:</text:p>
        </text:list-item>
      </text:list>
      <text:p text:style-name="Standard"/>
      <text:p text:style-name="P15"><text:span text:style-name="T9">const unqfy = require('./unqfy.js');</text:span></text:p>
      <text:p text:style-name="P16"><text:soft-page-break/></text:p>
      <text:list xml:id="list2492657976" text:style-name="WWNum8">
        <text:list-item>
          <text:p text:style-name="P6">Implementar el manejo via línea de comando en otro archivo JS que use el módulo UNQfy.</text:p>
        </text:list-item>
        <text:list-item>
          <text:p text:style-name="P6">La entrega se deberá realizar subiendo el contenido a github.</text:p>
        </text:list-item>
        <text:list-item>
          <text:p text:style-name="P6">Debe incluir en el readme.md de github una referencia al diagrama <text:s/>de clases, para poder verlo en pantalla.</text:p>
        </text:list-item>
        <text:list-item>
          <text:p text:style-name="P6">En el readme.md de github debe mostrar como se invoca cada comando desde la CLI.</text:p>
        </text:list-item>
        <text:list-item>
          <text:p text:style-name="P6">Incluya un script de linea de comando que permita ejercitar toda la funcionalidad de lo entregado.</text:p>
        </text:list-item>
        <text:list-item>
          <text:p text:style-name="P6">Incluir comandos de prueba.</text:p>
        </text:list-item>
      </text:list>
      <text:p text:style-name="Heading_20_3"><text:bookmark text:name="_9edvbz8cl2b2"/>Importante:</text:p>
      <text:p text:style-name="Standard"/>
      <text:p text:style-name="Standard">Para validar ud. mismo su entrega considere que a la hora de corregir los docentes seguirán los siguientes pasos:</text:p>
      <text:p text:style-name="Standard"/>
      <text:list xml:id="list3874230495" text:style-name="WWNum3">
        <text:list-item>
          <text:p text:style-name="P7">Clonar su repositorio de GitHub</text:p>
        </text:list-item>
        <text:list-item>
          <text:p text:style-name="P7">npm install</text:p>
        </text:list-item>
        <text:list-item>
          <text:p text:style-name="P7">npm test <text:s text:c="6"/>- los tests deben pasar!</text:p>
        </text:list-item>
        <text:list-item>
          <text:p text:style-name="P7">Leer la documentacion del readme.md de github.</text:p>
        </text:list-item>
        <text:list-item>
          <text:p text:style-name="P7">Usar los comandos desde la CLI</text:p>
        </text:list-item>
        <text:list-item>
          <text:p text:style-name="P7">Revisar el código fuente</text:p>
        </text:list-item>
      </text:list>
      <text:p text:style-name="Standard"/>
      <text:p text:style-name="Heading_20_2"><text:bookmark text:name="_s34h4ivr1rzl"/>Recomendaciones</text:p>
      <text:p text:style-name="Standard">La implementación de los comandos de UNQfy es lo suficientemente interesante para aplicar técnicas de reuso de código o de encapsulamiento de funcionalidad (como patrones de diseño). Si aplica algún patrón <text:s/>por favor documéntelo (indique qué patrón, y que roles juegan las clases de su modelo).</text:p>
      <text:p text:style-name="Standard"/>
      <text:p text:style-name="Standard">Debe respetar las buenas práctica de programación orientada a objetos: no repetir código, distribuir de manera adecuada las responsabilidades, no violar encapsulamiento, etc.</text:p>
      <text:p text:style-name="Standard"/>
      <text:p text:style-name="Heading_20_2"><text:bookmark text:name="_8rvnoighc35v"/>Checkpoint (martes 15/9)</text:p>
      <text:p text:style-name="Standard"/>
      <text:list xml:id="list2884969719" text:style-name="WWNum4">
        <text:list-item>
          <text:p text:style-name="P8">Diseño completo UML</text:p>
        </text:list-item>
        <text:list-item>
          <text:p text:style-name="P8"><text:soft-page-break/>Implementacion de punta a punta de “addArtists” (debe funcionar desde la linea de comando) y getArtis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5" meta:paragraph-count="76" meta:word-count="1239" meta:character-count="7396" meta:non-whitespace-character-count="6239"/>
    <meta:generator>LibreOfficeDev/6.0.5.2$Linux_X86_64 LibreOffice_project/</meta:generator>
  </office:meta>
</office:document-meta>
</file>